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12cm" fo:min-width="2.12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7cm" fo:min-width="1.081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02cm" fo:min-width="0.142cm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003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57cm" fo:min-width="0.141cm" fo:padding-top="0.009cm" fo:padding-bottom="0.009cm" fo:padding-left="0.009cm" fo:padding-right="0.009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45cm" fo:padding-top="0.014cm" fo:padding-bottom="0.014cm" fo:padding-left="0.014cm" fo:padding-right="0.014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5cm" fo:padding-top="0.014cm" fo:padding-bottom="0.014cm" fo:padding-left="0.014cm" fo:padding-right="0.01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6cm" fo:min-width="0.749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22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2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9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10" style:family="paragraph">
      <style:text-properties fo:font-size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/>
    </style:style>
    <style:style style:name="P12" style:family="paragraph">
      <loext:graphic-properties draw:fill="none"/>
      <style:paragraph-properties fo:text-align="center"/>
      <style:text-properties style:font-name="Liberation Serif" fo:font-size="6pt"/>
    </style:style>
    <style:style style:name="P1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4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5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6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8pt" style:font-size-complex="8pt"/>
    </style:style>
    <style:style style:name="P17" style:family="paragraph">
      <style:paragraph-properties fo:text-align="center"/>
      <style:text-properties fo:font-size="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9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22" style:family="paragraph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erif" style:font-size-asian="6pt" style:font-size-complex="6pt"/>
    </style:style>
    <style:style style:name="T6" style:family="text">
      <style:text-properties style:font-name="Liberation Serif" style:font-size-asian="6pt" style:font-size-complex="6pt"/>
    </style:style>
    <style:style style:name="T7" style:family="text">
      <style:text-properties style:font-name="Liberation Serif" style:font-size-asian="8pt" style:font-size-complex="8pt"/>
    </style:style>
    <style:style style:name="T8" style:family="text">
      <style:text-properties fo:color="#cccccc" style:font-name="Liberation Serif" style:font-size-asian="6pt" style:font-size-complex="6pt"/>
    </style:style>
    <style:style style:name="T9" style:family="text">
      <style:text-properties style:font-name="Liberation Serif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</text:span><text:span text:style-name="T1">Precision </text:span><text:span text:style-name="T1">Neural </text:span><text:span text:style-name="T1">Network </text:span><text:span text:style-name="T1">Deployment </text:span><text:span text:style-name="T1">for Low-Power </text:span><text:span text:style-name="T1">Embedded </text:span><text:span text:style-name="T1">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</text:span><text:span text:style-name="T2">methodology </text:span><text:span text:style-name="T2">efficiently </text:span><text:span text:style-name="T2">deploys and </text:span><text:span text:style-name="T2">accelerates </text:span><text:span text:style-name="T2">floating-point </text:span><text:span text:style-name="T2">neural </text:span><text:span text:style-name="T2">networks on </text:span><text:span text:style-name="T2">embedded </text:span><text:span text:style-name="T2">systems, </text:span><text:span text:style-name="T2">optimizing </text:span><text:span text:style-name="T2">performance, </text:span><text:span text:style-name="T2">energy </text:span><text:span text:style-name="T2">consumption, </text:span><text:span text:style-name="T2">and hardware </text:span><text:span text:style-name="T2">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</text:span><text:span text:style-name="T3">b</text:span><text:span text:style-name="T3">s</text:span><text:span text:style-name="T3">t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:</text:span></text:p>
            <text:list text:style-name="L2">
              <text:list-item>
                <text:p text:style-name="P5"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</text:span></text:p>
              </text:list-item>
              <text:list-item>
                <text:p text:style-name="P5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f</text:span><text:span text:style-name="T4">r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/text:p>
              </text:list-item>
              <text:list-item>
                <text:p text:style-name="P5"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l</text:span><text:span text:style-name="T3">i</text:span><text:span text:style-name="T3">n</text:span><text:span text:style-name="T3">e</text:span><text:span text:style-name="T3">d</text:span><text:span text:style-name="T3"> </text:span><text:span text:style-name="T3">a</text:span><text:span text:style-name="T3">c</text:span><text:span text:style-name="T3">c</text:span><text:span text:style-name="T3">e</text:span><text:span text:style-name="T3">l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 text:style-name="P5"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z</text:span><text:span text:style-name="T4">e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442cm" svg:height="0.46cm" svg:x="7.49cm" svg:y="3.176cm">
          <text:p text:style-name="P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1.423cm" svg:height="0.909cm" svg:x="6.664cm" svg:y="2.438cm">
          <draw:text-box>
            <text:p text:style-name="P10"><text:span text:style-name="T6">Interrupts</text:span></text:p>
          </draw:text-box>
        </draw:frame>
        <draw:line draw:style-name="gr7" draw:text-style-name="P12" draw:layer="layout" svg:x1="6.554cm" svg:y1="3.649cm" svg:x2="6.554cm" svg:y2="2.921cm">
          <text:p/>
        </draw:line>
        <draw:line draw:style-name="gr7" draw:text-style-name="P12" draw:layer="layout" svg:x1="6.553cm" svg:y1="2.93cm" svg:x2="6.477cm" svg:y2="2.833cm">
          <text:p/>
        </draw:line>
        <draw:custom-shape draw:style-name="gr8" draw:text-style-name="P14" draw:layer="layout" svg:width="1.109cm" svg:height="0.925cm" svg:x="6.381cm" svg:y="3.172cm">
          <text:p text:style-name="P13"><text:span text:style-name="T7">Tensor</text:span></text:p>
          <text:p text:style-name="P13"><text:span text:style-name="T7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0.32cm" svg:height="0.774cm" draw:transform="rotate (1.5707963267949) translate (5.599cm 3.7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1" draw:layer="layout" svg:width="0.895cm" svg:height="0.778cm" svg:x="5.584cm" svg:y="2.953cm">
          <draw:text-box>
            <text:p text:style-name="P10"><text:span text:style-name="T6">AXI</text:span></text:p>
            <text:p text:style-name="P10"><text:span text:style-name="T6">Lite</text:span></text:p>
          </draw:text-box>
        </draw:frame>
        <draw:frame draw:style-name="gr11" draw:text-style-name="P11" draw:layer="layout" svg:width="1.212cm" svg:height="2.253cm" svg:x="10.674cm" svg:y="2.899cm">
          <draw:text-box>
            <text:p text:style-name="P10"><text:span text:style-name="T6">AXI</text:span></text:p>
            <text:p text:style-name="P10"><text:span text:style-name="T6">Master</text:span></text:p>
          </draw:text-box>
        </draw:frame>
        <draw:custom-shape draw:style-name="gr12" draw:text-style-name="P15" draw:layer="layout" svg:width="0.317cm" svg:height="0.967cm" draw:transform="rotate (-1.5707963267949) translate (11.688cm 3.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12" draw:layer="layout" svg:x1="6.263cm" svg:y1="2.842cm" svg:x2="6.187cm" svg:y2="2.745cm">
          <text:p/>
        </draw:line>
        <draw:custom-shape draw:style-name="gr13" draw:text-style-name="P16" draw:layer="layout" svg:width="0.478cm" svg:height="1.976cm" svg:x="11.698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902cm" svg:height="0.727cm" draw:transform="rotate (1.5707963267949) translate (11.58cm 4.81cm)">
          <draw:text-box>
            <text:p text:style-name="P17">AXI Memory Interconnect</text:p>
          </draw:text-box>
        </draw:frame>
        <draw:custom-shape draw:style-name="gr15" draw:text-style-name="P16" draw:layer="layout" svg:width="0.528cm" svg:height="1.976cm" svg:x="5.055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928cm" svg:height="0.727cm" draw:transform="rotate (1.5707963267949) translate (4.978cm 4.819cm)">
          <draw:text-box>
            <text:p text:style-name="P17">AXI Peripheral Interconnect</text:p>
          </draw:text-box>
        </draw:frame>
        <draw:line draw:style-name="gr7" draw:text-style-name="P12" draw:layer="layout" svg:x1="10.132cm" svg:y1="3.639cm" svg:x2="10.132cm" svg:y2="2.911cm">
          <text:p/>
        </draw:line>
        <draw:line draw:style-name="gr7" draw:text-style-name="P12" draw:layer="layout" svg:x1="10.487cm" svg:y1="3.64cm" svg:x2="10.487cm" svg:y2="2.912cm">
          <text:p/>
        </draw:line>
        <draw:custom-shape draw:style-name="gr16" draw:text-style-name="P14" draw:layer="layout" svg:width="0.777cm" svg:height="0.924cm" svg:x="9.932cm" svg:y="3.165cm">
          <text:p text:style-name="P13"><text:span text:style-name="T7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0.894cm" svg:height="0.742cm" svg:x="9.609cm" svg:y="2.802cm">
          <draw:text-box>
            <text:p text:style-name="P10"><text:span text:style-name="T8">R</text:span><text:span text:style-name="T8">x</text:span></text:p>
          </draw:text-box>
        </draw:frame>
        <draw:frame draw:style-name="gr18" draw:text-style-name="P20" draw:layer="layout" svg:width="0.192cm" svg:height="0.727cm" svg:x="10.584cm" svg:y="2.797cm">
          <draw:text-box>
            <text:p text:style-name="P10"><text:span text:style-name="T6">T</text:span><text:span text:style-name="T6">x</text:span></text:p>
          </draw:text-box>
        </draw:frame>
        <draw:line draw:style-name="gr7" draw:text-style-name="P12" draw:layer="layout" svg:x1="10.132cm" svg:y1="2.919cm" svg:x2="10.056cm" svg:y2="2.822cm">
          <text:p/>
        </draw:line>
        <draw:line draw:style-name="gr7" draw:text-style-name="P12" draw:layer="layout" svg:x1="10.486cm" svg:y1="2.92cm" svg:x2="10.41cm" svg:y2="2.823cm">
          <text:p/>
        </draw:line>
        <draw:frame draw:style-name="gr19" draw:text-style-name="P20" draw:layer="layout" svg:width="1.232cm" svg:height="1.132cm" svg:x="6.384cm" svg:y="2.785cm">
          <draw:text-box>
            <text:p text:style-name="P10"><text:span text:style-name="T6">Done</text:span></text:p>
          </draw:text-box>
        </draw:frame>
        <draw:frame draw:style-name="gr20" draw:text-style-name="P21" draw:layer="layout" svg:width="2.651cm" svg:height="0.908cm" svg:x="7.347cm" svg:y="2.802cm">
          <draw:text-box>
            <text:p text:style-name="P10"><text:span text:style-name="T9">Setup transaction buffer</text:span></text:p>
          </draw:text-box>
        </draw:frame>
        <draw:frame draw:style-name="gr21" draw:text-style-name="P23" draw:layer="layout" svg:width="3.322cm" svg:height="0.636cm" svg:x="4.798cm" svg:y="2.015cm">
          <draw:text-box>
            <text:p text:style-name="P22"><text:span text:style-name="T10">Confi</text:span><text:span text:style-name="T10">gurati</text:span><text:span text:style-name="T10">on </text:span><text:span text:style-name="T10">mode</text:span></text:p>
          </draw:text-box>
        </draw:frame>
        <draw:line draw:style-name="gr22" draw:text-style-name="P12" draw:layer="layout" svg:x1="10.41cm" svg:y1="2.833cm" svg:x2="6.263cm" svg:y2="2.833cm">
          <text:p/>
        </draw:line>
        <draw:frame draw:style-name="gr23" draw:text-style-name="P18" draw:layer="layout" svg:width="2.417cm" svg:height="0.489cm" svg:x="7.474cm" svg:y="4.013cm">
          <draw:text-box>
            <text:p text:style-name="P17"><text:span text:style-name="T11">Setup </text:span><text:span text:style-name="T11">trans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0:23:00.294726749</dc:date>
    <meta:editing-duration>PT3H49M4S</meta:editing-duration>
    <meta:editing-cycles>51</meta:editing-cycles>
    <meta:generator>LibreOffice/6.4.7.2$Linux_X86_64 LibreOffice_project/40$Build-2</meta:generator>
    <meta:document-statistic meta:object-count="30"/>
  </office:meta>
</office:document-meta>
</file>